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Liberation Sans" fo:font-size="12pt" officeooo:rsid="001ac501" officeooo:paragraph-rsid="001ac501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ans" fo:font-size="12pt" officeooo:rsid="001ac501" officeooo:paragraph-rsid="001ac501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Liberation Sans" fo:font-size="12pt" officeooo:rsid="001ac501" officeooo:paragraph-rsid="001ac501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ans" fo:font-size="12pt" officeooo:rsid="001d2ac7" officeooo:paragraph-rsid="001d2ac7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ans" fo:font-size="12pt" officeooo:rsid="00252007" officeooo:paragraph-rsid="00252007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ans" fo:font-size="12pt" officeooo:rsid="00252007" officeooo:paragraph-rsid="0040885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ans" fo:font-size="12pt" officeooo:rsid="00252007" officeooo:paragraph-rsid="00252007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ans" fo:font-size="12pt" officeooo:rsid="00257ae0" officeooo:paragraph-rsid="00257ae0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ans" fo:font-size="12pt" officeooo:rsid="0025d46f" officeooo:paragraph-rsid="0025d46f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ans" fo:font-size="12pt" officeooo:rsid="0025d46f" officeooo:paragraph-rsid="002d40d3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ans" fo:font-size="12pt" officeooo:rsid="0025d46f" officeooo:paragraph-rsid="003787b4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ans" fo:font-size="12pt" officeooo:rsid="0025d46f" officeooo:paragraph-rsid="003b8d80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288a4a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2d40d3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3b8d80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653c4f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Liberation Sans" fo:font-size="12pt" officeooo:rsid="0029b4a7" officeooo:paragraph-rsid="0029b4a7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Liberation Sans" fo:font-size="12pt" officeooo:rsid="0029b4a7" officeooo:paragraph-rsid="002c366a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Liberation Sans" fo:font-size="12pt" officeooo:rsid="0029b4a7" officeooo:paragraph-rsid="002d40d3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000000" style:font-name="Liberation Sans" fo:font-size="12pt" officeooo:rsid="0029b4a7" officeooo:paragraph-rsid="002fd674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000000" style:font-name="Liberation Sans" fo:font-size="12pt" officeooo:rsid="0029b4a7" officeooo:paragraph-rsid="00335158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000000" style:font-name="Liberation Sans" fo:font-size="12pt" officeooo:rsid="0029b4a7" officeooo:paragraph-rsid="00354955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000000" style:font-name="Liberation Sans" fo:font-size="12pt" officeooo:rsid="0029b4a7" officeooo:paragraph-rsid="003b8d80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000000" style:font-name="Liberation Sans" fo:font-size="12pt" officeooo:rsid="002bf3c7" officeooo:paragraph-rsid="002bf3c7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color="#000000" style:font-name="Liberation Sans" fo:font-size="12pt" officeooo:rsid="002bf3c7" officeooo:paragraph-rsid="002d40d3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color="#000000" style:font-name="Liberation Sans" fo:font-size="12pt" officeooo:rsid="002bf3c7" officeooo:paragraph-rsid="002fd674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color="#000000" style:font-name="Liberation Sans" fo:font-size="12pt" officeooo:rsid="002bf3c7" officeooo:paragraph-rsid="00335158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color="#000000" style:font-name="Liberation Sans" fo:font-size="12pt" officeooo:rsid="002bf3c7" officeooo:paragraph-rsid="00354955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color="#000000" style:font-name="Liberation Sans" fo:font-size="12pt" officeooo:rsid="002c366a" officeooo:paragraph-rsid="002c366a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color="#000000" style:font-name="Liberation Sans" fo:font-size="12pt" officeooo:rsid="002c366a" officeooo:paragraph-rsid="002d40d3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color="#000000" style:font-name="Liberation Sans" fo:font-size="12pt" officeooo:rsid="002c366a" officeooo:paragraph-rsid="002fd674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color="#000000" style:font-name="Liberation Sans" fo:font-size="12pt" officeooo:rsid="002c366a" officeooo:paragraph-rsid="00335158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color="#000000" style:font-name="Liberation Sans" fo:font-size="12pt" officeooo:rsid="002d40d3" officeooo:paragraph-rsid="002d40d3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color="#000000" style:font-name="Liberation Sans" fo:font-size="12pt" officeooo:rsid="002e1e2b" officeooo:paragraph-rsid="002e1e2b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color="#000000" style:font-name="Liberation Sans" fo:font-size="12pt" officeooo:rsid="002fd674" officeooo:paragraph-rsid="002fd674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color="#000000" style:font-name="Liberation Sans" fo:font-size="12pt" officeooo:rsid="002fd674" officeooo:paragraph-rsid="00335158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color="#000000" style:font-name="Liberation Sans" fo:font-size="12pt" officeooo:rsid="002fd674" officeooo:paragraph-rsid="00354955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color="#000000" style:font-name="Liberation Sans" fo:font-size="12pt" officeooo:rsid="0036c43e" officeooo:paragraph-rsid="0036c43e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fo:color="#000000" style:font-name="Liberation Sans" fo:font-size="12pt" officeooo:rsid="003cc7b4" officeooo:paragraph-rsid="003cc7b4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000000" style:font-name="Liberation Sans" fo:font-size="12pt" officeooo:rsid="0040885f" officeooo:paragraph-rsid="0040885f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fo:color="#000000" style:font-name="Liberation Sans" fo:font-size="12pt" officeooo:rsid="00468044" officeooo:paragraph-rsid="00468044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ans" fo:font-size="12pt" officeooo:rsid="0049e1ea" officeooo:paragraph-rsid="0049e1ea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Sans" fo:font-size="12pt" officeooo:rsid="004af960" officeooo:paragraph-rsid="004af960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fo:color="#000000" style:font-name="Liberation Sans" fo:font-size="12pt" officeooo:rsid="004f5614" officeooo:paragraph-rsid="004fd159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fo:color="#000000" style:font-name="Liberation Sans" fo:font-size="12pt" officeooo:rsid="00571fb1" officeooo:paragraph-rsid="00571fb1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fo:color="#000000" style:font-name="Liberation Sans" fo:font-size="12pt" officeooo:rsid="00653c4f" officeooo:paragraph-rsid="00653c4f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ans" fo:font-size="12pt" fo:font-weight="bold" officeooo:rsid="00252007" officeooo:paragraph-rsid="00252007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style:font-name="Liberation Sans" fo:font-size="12pt" fo:font-weight="bold" officeooo:rsid="00252007" officeooo:paragraph-rsid="001ac501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style:font-name="Liberation Sans" fo:font-size="12pt" fo:font-weight="bold" officeooo:rsid="00252007" officeooo:paragraph-rsid="003fcd3b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29b4a7" style:font-size-asian="12pt" style:font-style-asian="italic" style:font-size-complex="12pt" style:font-style-complex="italic"/>
    </style:style>
    <style:style style:name="P51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2c366a" style:font-size-asian="12pt" style:font-style-asian="italic" style:font-size-complex="12pt" style:font-style-complex="italic"/>
    </style:style>
    <style:style style:name="P52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2d40d3" style:font-size-asian="12pt" style:font-style-asian="italic" style:font-size-complex="12pt" style:font-style-complex="italic"/>
    </style:style>
    <style:style style:name="P53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2fd674" style:font-size-asian="12pt" style:font-style-asian="italic" style:font-size-complex="12pt" style:font-style-complex="italic"/>
    </style:style>
    <style:style style:name="P54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335158" style:font-size-asian="12pt" style:font-style-asian="italic" style:font-size-complex="12pt" style:font-style-complex="italic"/>
    </style:style>
    <style:style style:name="P55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354955" style:font-size-asian="12pt" style:font-style-asian="italic" style:font-size-complex="12pt" style:font-style-complex="italic"/>
    </style:style>
    <style:style style:name="P56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3787b4" style:font-size-asian="12pt" style:font-style-asian="italic" style:font-size-complex="12pt" style:font-style-complex="italic"/>
    </style:style>
    <style:style style:name="P57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3b8d80" style:font-size-asian="12pt" style:font-style-asian="italic" style:font-size-complex="12pt" style:font-style-complex="italic"/>
    </style:style>
    <style:style style:name="P58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58b27d" style:font-size-asian="12pt" style:font-style-asian="italic" style:font-size-complex="12pt" style:font-style-complex="italic"/>
    </style:style>
    <style:style style:name="P59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88a4a" officeooo:paragraph-rsid="002bf3c7" style:font-size-asian="12pt" style:font-style-asian="italic" style:font-size-complex="12pt" style:font-style-complex="italic"/>
    </style:style>
    <style:style style:name="P60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88a4a" officeooo:paragraph-rsid="002d40d3" style:font-size-asian="12pt" style:font-style-asian="italic" style:font-size-complex="12pt" style:font-style-complex="italic"/>
    </style:style>
    <style:style style:name="P61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88a4a" officeooo:paragraph-rsid="002fd674" style:font-size-asian="12pt" style:font-style-asian="italic" style:font-size-complex="12pt" style:font-style-complex="italic"/>
    </style:style>
    <style:style style:name="P62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88a4a" officeooo:paragraph-rsid="003b8d80" style:font-size-asian="12pt" style:font-style-asian="italic" style:font-size-complex="12pt" style:font-style-complex="italic"/>
    </style:style>
    <style:style style:name="P63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88a4a" officeooo:paragraph-rsid="003787b4" style:font-size-asian="12pt" style:font-style-asian="italic" style:font-size-complex="12pt" style:font-style-complex="italic"/>
    </style:style>
    <style:style style:name="P64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3787b4" officeooo:paragraph-rsid="003787b4" style:font-size-asian="12pt" style:font-style-asian="italic" style:font-size-complex="12pt" style:font-style-complex="italic"/>
    </style:style>
    <style:style style:name="P65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3787b4" officeooo:paragraph-rsid="0058b27d" style:font-size-asian="12pt" style:font-style-asian="italic" style:font-size-complex="12pt" style:font-style-complex="italic"/>
    </style:style>
    <style:style style:name="P66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3b8d80" officeooo:paragraph-rsid="003b8d80" style:font-size-asian="12pt" style:font-style-asian="italic" style:font-size-complex="12pt" style:font-style-complex="italic"/>
    </style:style>
    <style:style style:name="P67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417819" officeooo:paragraph-rsid="00417819" style:font-size-asian="12pt" style:font-style-asian="italic" style:font-size-complex="12pt" style:font-style-complex="italic"/>
    </style:style>
    <style:style style:name="P68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571fb1" officeooo:paragraph-rsid="0058b27d" style:font-size-asian="12pt" style:font-style-asian="italic" style:font-size-complex="12pt" style:font-style-complex="italic"/>
    </style:style>
    <style:style style:name="P69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fo:font-weight="normal" officeooo:rsid="004049dd" officeooo:paragraph-rsid="004049dd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fo:font-weight="normal" officeooo:rsid="00417819" officeooo:paragraph-rsid="00417819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fo:font-weight="normal" officeooo:rsid="0043423f" officeooo:paragraph-rsid="0043423f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fo:font-weight="normal" officeooo:rsid="0043423f" officeooo:paragraph-rsid="00456478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fo:font-weight="normal" officeooo:rsid="0043423f" officeooo:paragraph-rsid="004d5675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fo:font-weight="normal" officeooo:rsid="00456478" officeooo:paragraph-rsid="00456478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fo:font-weight="normal" officeooo:rsid="0049e1ea" officeooo:paragraph-rsid="0049e1ea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fo:font-weight="normal" officeooo:rsid="004d5675" officeooo:paragraph-rsid="004d5675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Liberation Sans" fo:font-size="12pt" fo:font-style="italic" fo:font-weight="normal" officeooo:rsid="001ac501" officeooo:paragraph-rsid="00502c31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fo:font-weight="normal" officeooo:rsid="005ddada" officeooo:paragraph-rsid="005ddada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fo:font-weight="normal" officeooo:rsid="005ddada" officeooo:paragraph-rsid="0063ce11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9b4a7" officeooo:paragraph-rsid="0029b4a7" style:font-size-asian="12pt" style:font-style-asian="normal" style:font-size-complex="12pt" style:font-style-complex="normal"/>
    </style:style>
    <style:style style:name="P81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88a4a" officeooo:paragraph-rsid="002b1a5f" style:font-size-asian="12pt" style:font-style-asian="normal" style:font-size-complex="12pt" style:font-style-complex="normal"/>
    </style:style>
    <style:style style:name="P82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88a4a" officeooo:paragraph-rsid="002d40d3" style:font-size-asian="12pt" style:font-style-asian="normal" style:font-size-complex="12pt" style:font-style-complex="normal"/>
    </style:style>
    <style:style style:name="P83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88a4a" officeooo:paragraph-rsid="003b8d80" style:font-size-asian="12pt" style:font-style-asian="normal" style:font-size-complex="12pt" style:font-style-complex="normal"/>
    </style:style>
    <style:style style:name="P84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c366a" officeooo:paragraph-rsid="002c366a" style:font-size-asian="12pt" style:font-style-asian="normal" style:font-size-complex="12pt" style:font-style-complex="normal"/>
    </style:style>
    <style:style style:name="P85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c366a" officeooo:paragraph-rsid="002d40d3" style:font-size-asian="12pt" style:font-style-asian="normal" style:font-size-complex="12pt" style:font-style-complex="normal"/>
    </style:style>
    <style:style style:name="P86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c366a" officeooo:paragraph-rsid="002fd674" style:font-size-asian="12pt" style:font-style-asian="normal" style:font-size-complex="12pt" style:font-style-complex="normal"/>
    </style:style>
    <style:style style:name="P87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c366a" officeooo:paragraph-rsid="00335158" style:font-size-asian="12pt" style:font-style-asian="normal" style:font-size-complex="12pt" style:font-style-complex="normal"/>
    </style:style>
    <style:style style:name="P88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36c43e" officeooo:paragraph-rsid="0036c43e" style:font-size-asian="12pt" style:font-style-asian="normal" style:font-size-complex="12pt" style:font-style-complex="normal"/>
    </style:style>
    <style:style style:name="P89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3787b4" officeooo:paragraph-rsid="003787b4" style:font-size-asian="12pt" style:font-style-asian="normal" style:font-size-complex="12pt" style:font-style-complex="normal"/>
    </style:style>
    <style:style style:name="P90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fo:font-weight="bold" officeooo:rsid="004d5675" officeooo:paragraph-rsid="004d5675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solid" style:text-underline-width="auto" style:text-underline-color="font-color" fo:font-weight="normal" officeooo:rsid="00252007" officeooo:paragraph-rsid="00252007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solid" style:text-underline-width="auto" style:text-underline-color="font-color" officeooo:rsid="00252007" officeooo:paragraph-rsid="00252007" style:font-size-asian="12pt" style:font-size-complex="12pt"/>
    </style:style>
    <style:style style:name="P93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solid" style:text-underline-width="auto" style:text-underline-color="font-color" officeooo:rsid="001ac501" officeooo:paragraph-rsid="001ac501" style:font-size-asian="12pt" style:font-size-complex="12pt"/>
    </style:style>
    <style:style style:name="P94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solid" style:text-underline-width="auto" style:text-underline-color="font-color" officeooo:rsid="0056e7a9" officeooo:paragraph-rsid="0056e7a9" style:font-size-asian="12pt" style:font-size-complex="12pt"/>
    </style:style>
    <style:style style:name="P95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solid" style:text-underline-width="auto" style:text-underline-color="font-color" fo:font-weight="bold" officeooo:rsid="00252007" officeooo:paragraph-rsid="00252007" style:font-size-asian="12pt" style:font-weight-asian="bold" style:font-size-complex="12pt" style:font-weight-complex="bold"/>
    </style:style>
    <style:style style:name="P96" style:family="paragraph" style:parent-style-name="Standard">
      <style:paragraph-properties fo:text-align="justify" style:justify-single-word="false"/>
      <style:text-properties fo:color="#000000" style:font-name="Liberation Sans" fo:font-size="12pt" fo:font-weight="normal" officeooo:rsid="0049e1ea" officeooo:paragraph-rsid="0049e1ea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center" style:justify-single-word="false"/>
      <style:text-properties fo:color="#000000" style:font-name="Liberation Sans" fo:font-size="14pt" officeooo:rsid="001ac501" officeooo:paragraph-rsid="001ac501" style:font-size-asian="14pt" style:font-size-complex="14pt"/>
    </style:style>
    <style:style style:name="P98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ans" fo:font-size="12pt" style:text-underline-style="solid" style:text-underline-width="auto" style:text-underline-color="font-color" fo:font-weight="normal" officeooo:rsid="00252007" officeooo:paragraph-rsid="00252007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font-style="normal" fo:font-weight="bold" officeooo:rsid="00252007" officeooo:paragraph-rsid="00252007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ac501" officeooo:paragraph-rsid="001ac501" style:font-size-asian="12pt" style:font-size-complex="12pt"/>
    </style:style>
    <style:style style:name="P101" style:family="paragraph" style:parent-style-name="Standard">
      <style:paragraph-properties fo:text-align="justify" style:justify-single-word="false"/>
      <style:text-properties officeooo:paragraph-rsid="004fd159"/>
    </style:style>
    <style:style style:name="P102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fo:font-weight="bold" officeooo:rsid="00653c4f" officeooo:paragraph-rsid="00653c4f" style:font-size-asian="12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88a4a" officeooo:paragraph-rsid="00468044" style:font-size-asian="12pt" style:font-style-asian="italic" style:font-size-complex="12pt" style:font-style-complex="italic"/>
    </style:style>
    <style:style style:name="P104" style:family="paragraph" style:parent-style-name="Standard">
      <style:paragraph-properties fo:text-align="justify" style:justify-single-word="false"/>
      <style:text-properties fo:color="#000000" style:font-name="Liberation Sans" fo:font-size="12pt" fo:font-weight="bold" officeooo:rsid="00252007" officeooo:paragraph-rsid="003fcd3b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text-align="justify" style:justify-single-word="false"/>
      <style:text-properties fo:color="#000000" style:font-name="Liberation Sans" fo:font-size="12pt" fo:font-weight="normal" officeooo:rsid="00252007" officeooo:paragraph-rsid="003fcd3b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67d6c3" style:font-size-asian="12pt" style:font-size-complex="12pt"/>
    </style:style>
    <style:style style:name="P107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68b212" style:font-size-asian="12pt" style:font-size-complex="12pt"/>
    </style:style>
    <style:style style:name="P108" style:family="paragraph" style:parent-style-name="Standard">
      <style:paragraph-properties fo:text-align="justify" style:justify-single-word="false"/>
      <style:text-properties fo:color="#000000" style:font-name="Liberation Sans" fo:font-size="12pt" officeooo:rsid="00468044" officeooo:paragraph-rsid="0068378f" style:font-size-asian="12pt" style:font-size-complex="12pt"/>
    </style:style>
    <style:style style:name="P109" style:family="paragraph" style:parent-style-name="Standard">
      <style:paragraph-properties fo:text-align="justify" style:justify-single-word="false"/>
      <style:text-properties fo:color="#000000" style:font-name="Liberation Sans" fo:font-size="12pt" officeooo:rsid="00468044" officeooo:paragraph-rsid="0068b212" style:font-size-asian="12pt" style:font-size-complex="12pt"/>
    </style:style>
    <style:style style:name="P110" style:family="paragraph" style:parent-style-name="Standard">
      <style:paragraph-properties fo:text-align="justify" style:justify-single-word="false"/>
      <style:text-properties fo:color="#000000" style:font-name="Liberation Sans" fo:font-size="12pt" officeooo:rsid="00571fb1" officeooo:paragraph-rsid="0068378f" style:font-size-asian="12pt" style:font-size-complex="12pt"/>
    </style:style>
    <style:style style:name="P111" style:family="paragraph" style:parent-style-name="Standard">
      <style:paragraph-properties fo:text-align="justify" style:justify-single-word="false"/>
      <style:text-properties fo:color="#000000" style:font-name="Liberation Sans" fo:font-size="12pt" officeooo:rsid="00571fb1" officeooo:paragraph-rsid="0068b212" style:font-size-asian="12pt" style:font-size-complex="12pt"/>
    </style:style>
    <style:style style:name="P112" style:family="paragraph" style:parent-style-name="Standard">
      <style:paragraph-properties fo:text-align="justify" style:justify-single-word="false"/>
      <style:text-properties fo:color="#000000" style:font-name="Liberation Sans" fo:font-size="12pt" officeooo:rsid="00683ca6" officeooo:paragraph-rsid="00683ca6" style:font-size-asian="12pt" style:font-size-complex="12pt"/>
    </style:style>
    <style:style style:name="T1" style:family="text">
      <style:text-properties officeooo:rsid="001bde5a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color="#000000" style:font-name="Liberation Sans" fo:font-size="12pt" fo:letter-spacing="normal" fo:font-style="normal" fo:font-weight="normal" officeooo:rsid="004f5614" style:font-size-asian="12pt" style:font-size-complex="12pt"/>
    </style:style>
    <style:style style:name="T4" style:family="text">
      <style:text-properties fo:font-variant="normal" fo:text-transform="none" fo:color="#000000" style:font-name="Liberation Sans" fo:font-size="12pt" fo:letter-spacing="normal" fo:font-style="normal" fo:font-weight="normal" officeooo:rsid="004fd159" style:font-size-asian="12pt" style:font-size-complex="12pt"/>
    </style:style>
    <style:style style:name="T5" style:family="text">
      <style:text-properties officeooo:rsid="001f1be0"/>
    </style:style>
    <style:style style:name="T6" style:family="text">
      <style:text-properties officeooo:rsid="001fd01f"/>
    </style:style>
    <style:style style:name="T7" style:family="text">
      <style:text-properties officeooo:rsid="002092ba"/>
    </style:style>
    <style:style style:name="T8" style:family="text">
      <style:text-properties officeooo:rsid="0022f36f"/>
    </style:style>
    <style:style style:name="T9" style:family="text">
      <style:text-properties officeooo:rsid="00252007"/>
    </style:style>
    <style:style style:name="T10" style:family="text">
      <style:text-properties officeooo:rsid="00288a4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5d46f" style:font-weight-asian="bold" style:font-weight-complex="bold"/>
    </style:style>
    <style:style style:name="T13" style:family="text">
      <style:text-properties fo:font-weight="bold" officeooo:rsid="00252007" style:font-weight-asian="bold" style:font-weight-complex="bold"/>
    </style:style>
    <style:style style:name="T14" style:family="text">
      <style:text-properties fo:font-weight="bold" officeooo:rsid="004af960" style:font-weight-asian="bold" style:font-weight-complex="bold"/>
    </style:style>
    <style:style style:name="T15" style:family="text">
      <style:text-properties fo:font-weight="bold" officeooo:rsid="00656977" style:font-weight-asian="bold" style:font-weight-complex="bold"/>
    </style:style>
    <style:style style:name="T16" style:family="text">
      <style:text-properties officeooo:rsid="0029b4a7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b1a5f" style:font-style-asian="italic" style:font-style-complex="italic"/>
    </style:style>
    <style:style style:name="T19" style:family="text">
      <style:text-properties fo:font-style="italic" officeooo:rsid="00288a4a" style:font-style-asian="italic" style:font-style-complex="italic"/>
    </style:style>
    <style:style style:name="T20" style:family="text">
      <style:text-properties fo:font-style="italic" officeooo:rsid="00683ca6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officeooo:rsid="002b1a5f"/>
    </style:style>
    <style:style style:name="T23" style:family="text">
      <style:text-properties officeooo:rsid="002c366a"/>
    </style:style>
    <style:style style:name="T24" style:family="text">
      <style:text-properties officeooo:rsid="002d40d3"/>
    </style:style>
    <style:style style:name="T25" style:family="text">
      <style:text-properties officeooo:rsid="002e1e2b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5a8dfd" style:font-style-asian="normal" style:font-style-complex="normal"/>
    </style:style>
    <style:style style:name="T28" style:family="text">
      <style:text-properties fo:font-style="normal" officeooo:rsid="00653c4f" style:font-style-asian="normal" style:font-style-complex="normal"/>
    </style:style>
    <style:style style:name="T29" style:family="text">
      <style:text-properties fo:font-style="normal" officeooo:rsid="00683ca6" style:font-style-asian="normal" style:font-style-complex="normal"/>
    </style:style>
    <style:style style:name="T30" style:family="text">
      <style:text-properties fo:font-style="normal" officeooo:rsid="0068b212" style:font-style-asian="normal" style:font-style-complex="normal"/>
    </style:style>
    <style:style style:name="T31" style:family="text">
      <style:text-properties fo:font-style="normal" style:text-underline-style="solid" style:text-underline-width="auto" style:text-underline-color="font-color" officeooo:rsid="00257ae0" style:font-style-asian="normal" style:font-style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55045b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653c4f" style:font-style-asian="normal" style:font-weight-asian="bold" style:font-style-complex="normal" style:font-weight-complex="bold"/>
    </style:style>
    <style:style style:name="T35" style:family="text">
      <style:text-properties fo:font-style="normal" fo:font-weight="normal" officeooo:rsid="00653c4f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68378f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683ca6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68b212" style:font-style-asian="normal" style:font-weight-asian="normal" style:font-style-complex="normal" style:font-weight-complex="normal"/>
    </style:style>
    <style:style style:name="T39" style:family="text">
      <style:text-properties officeooo:rsid="002fd674"/>
    </style:style>
    <style:style style:name="T40" style:family="text">
      <style:text-properties officeooo:rsid="0034a6ff"/>
    </style:style>
    <style:style style:name="T41" style:family="text">
      <style:text-properties officeooo:rsid="00354955"/>
    </style:style>
    <style:style style:name="T42" style:family="text">
      <style:text-properties officeooo:rsid="0036c43e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officeooo:rsid="003787b4"/>
    </style:style>
    <style:style style:name="T45" style:family="text">
      <style:text-properties officeooo:rsid="00385cc5"/>
    </style:style>
    <style:style style:name="T46" style:family="text">
      <style:text-properties officeooo:rsid="003b8d80"/>
    </style:style>
    <style:style style:name="T47" style:family="text">
      <style:text-properties officeooo:rsid="003cc7b4"/>
    </style:style>
    <style:style style:name="T48" style:family="text">
      <style:text-properties officeooo:rsid="00456478"/>
    </style:style>
    <style:style style:name="T49" style:family="text">
      <style:text-properties officeooo:rsid="0049e1ea"/>
    </style:style>
    <style:style style:name="T50" style:family="text">
      <style:text-properties officeooo:rsid="004af960"/>
    </style:style>
    <style:style style:name="T51" style:family="text">
      <style:text-properties officeooo:rsid="004d5675"/>
    </style:style>
    <style:style style:name="T52" style:family="text">
      <style:text-properties fo:color="#000000" style:font-name="Liberation Sans" fo:font-size="12pt" officeooo:rsid="004f5614" style:font-size-asian="12pt" style:font-size-complex="12pt"/>
    </style:style>
    <style:style style:name="T53" style:family="text">
      <style:text-properties fo:color="#000000" style:font-name="Liberation Sans" fo:font-size="12pt" officeooo:rsid="004fd159" style:font-size-asian="12pt" style:font-size-complex="12pt"/>
    </style:style>
    <style:style style:name="T54" style:family="text">
      <style:text-properties officeooo:rsid="00571fb1"/>
    </style:style>
    <style:style style:name="T55" style:family="text">
      <style:text-properties officeooo:rsid="005a8dfd"/>
    </style:style>
    <style:style style:name="T56" style:family="text">
      <style:text-properties officeooo:rsid="0066ac5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Cri<text:span text:style-name="T1">tério de Avaliação do Trabalho</text:span></text:p>
      <text:p text:style-name="P1"/>
      <text:p text:style-name="P99">1) Apresentou os stakeholders uma descrição dos seus problemas e necessidade</text:p>
      <text:p text:style-name="P100"/>
      <text:p text:style-name="P3"><text:span text:style-name="T2">Projeto da Disciplina de Engenharia de Software que visa integrar estudantes e professores com projetos de extensão.</text:span> </text:p>
      <text:p text:style-name="P3"/>
      <text:p text:style-name="P4">Problema: Atualmente nas Universidades há um número cada vez mais expressivo de professores e alunos envolvidos em projetos de diversas áreas. Por um lado temos professores gerenciando projetos que necessitam de alunos interessados e que reúna<text:span text:style-name="T6">m</text:span> as qualificações necessárias para participarem do desenvolvimento desses projetos, <text:span text:style-name="T8">iniciação científica e áreas de pesquisa, </text:span>e por outro, temos alunos que têm interesse em participar de projetos correlatos a sua área de atuação, seja por motivação de conclusão do curso, interesse em implement<text:span text:style-name="T7">a</text:span> <text:span text:style-name="T7">a solução produzida no</text:span> projeto em sua área de <text:span text:style-name="T6">atuação</text:span> ou <text:span text:style-name="T6">por diversos</text:span> motivo<text:span text:style-name="T7">s</text:span>. <text:span text:style-name="T5">Entretanto, diante essa realidade, verificou-se que não existe nenhum sistema eficiente que possa integrar de forma informatizada alunos e professores que tenha interesse em trabalhar em projetos que demandem interesse e qualificação mútua. A fim de permitir que alunos e professores possam se integrar de forma mais eficiente e rápida foi proposto por nossos clientes a criação do sistema UNIO que permite realizar essa integração por meio de uma plataforma on-line disponível para que qualquer aluno ou professor de qualquer universidade do país possa encontrar pessoas que tenham interesse em trabalhar no mesmo projeto.</text:span></text:p>
      <text:p text:style-name="P2"/>
      <text:p text:style-name="P2"/>
      <text:p text:style-name="P47">2) Documentação de arquitetura e justificativa (Pode estar no README.md) - <text:span text:style-name="T50">OK</text:span></text:p>
      <text:p text:style-name="P40">Apresentação plataforma</text:p>
      <text:p text:style-name="P40">MySQL</text:p>
      <text:p text:style-name="P40">PHP c/ laravel</text:p>
      <text:p text:style-name="P40">Hiruko onde ficará o servidor</text:p>
      <text:p text:style-name="P40">Bootstrap</text:p>
      <text:p text:style-name="P42">Colocar de forma iterativa</text:p>
      <text:p text:style-name="P40"/>
      <text:p text:style-name="P101"><text:span text:style-name="T52">Devido ao pouco tempo disponível para implementação do sistema e da falta de experiência por parte do grupo na utilização de uma linguagem de programação específica, decidimos desenvolver o SaaS <text:s/>por meio </text:span><text:span text:style-name="T53">do</text:span><text:span text:style-name="T3"> </text:span><text:span text:style-name="T4">Laravel que é uma framework do PHP reconhecida no mercado como rápida</text:span><text:span text:style-name="T3">, modern</text:span><text:span text:style-name="T4">a e</text:span><text:span text:style-name="T3"> com uma baixa curva de aprendizado.</text:span></text:p>
      <text:p text:style-name="P44"/>
      <text:p text:style-name="P6"/>
      <text:p text:style-name="P47">3) Apresentou as histórias de usuários (cartões 3x5)</text:p>
      <text:p text:style-name="P43">Confirmar - Daniel</text:p>
      <text:p text:style-name="P2">https://trello.com/b/pFam26um</text:p>
      <text:p text:style-name="P2"/>
      <text:p text:style-name="P7"><text:span text:style-name="T11">4) Apresentou os cenários para validação </text:span><text:span text:style-name="T12">( given – and – when – but – then) </text:span><text:span text:style-name="T14">OK</text:span></text:p>
      <text:p text:style-name="P7"/>
      <text:p text:style-name="P91"><text:span text:style-name="T15">a</text:span><text:span text:style-name="T11">)</text:span> Como aluno eu quero visualizar informações do projeto, como valor da bolsa, duração e área de pesquisa, para ver se me adéquo ou se tenho interesse no projeto.</text:p>
      <text:p text:style-name="P102"/>
      <text:p text:style-name="P46"><text:span text:style-name="T32">Cenário 1</text:span><text:span text:style-name="T26"> - </text:span><text:span text:style-name="T19">Background:</text:span><text:span text:style-name="T10"> Começando a partir do formulário de pesquisa na página inicial</text:span></text:p>
      <text:p text:style-name="P9"><text:span text:style-name="T19">DADO</text:span> <text:span text:style-name="T10">que um aluno quer consultar um projeto</text:span></text:p>
      <text:p text:style-name="P13">E insere sua área de interesse <text:span text:style-name="T16">no campo de busca</text:span></text:p>
      <text:p text:style-name="P13"><text:span text:style-name="T17">QUANDO</text:span> apertar o botão “pesquisar” ou apertar a tecla enter</text:p>
      <text:p text:style-name="P17"><text:soft-page-break/><text:span text:style-name="T17">Cenário Feliz:</text:span><text:span text:style-name="T18">)</text:span> </text:p>
      <text:p text:style-name="P13"><text:span text:style-name="T17">ENTÃO</text:span> uma nova tela mostra o<text:span text:style-name="T22">s</text:span> resultado<text:span text:style-name="T22">s</text:span> da consulta contendo informações de diversos projetos <text:span text:style-name="T22">relacionados a sua busca</text:span>.</text:p>
      <text:p text:style-name="P50">Cenário <text:span text:style-name="T39">T</text:span>riste:<text:span text:style-name="T22">(</text:span></text:p>
      <text:p text:style-name="P81"><text:span text:style-name="T17">ENTÃO</text:span> <text:span text:style-name="T22">uma nova tela mostra que nenhum resultado foi encontrado.</text:span></text:p>
      <text:p text:style-name="P80"/>
      <text:p text:style-name="P92"><text:span text:style-name="T11">b)</text:span> Como aluno eu quero editar minhas áreas de interesse para que professores me convidem para projetos.</text:p>
      <text:p text:style-name="P59"/>
      <text:p text:style-name="P16"><text:span text:style-name="T34">Cenário 2</text:span><text:span text:style-name="T28"> - </text:span><text:span text:style-name="T17">Background:</text:span> Começando a partir <text:span text:style-name="T23">do login realizado pelo aluno</text:span></text:p>
      <text:p text:style-name="P24">DADO que um aluno que alterar seus dados cadastrados <text:span text:style-name="T23">no sistema</text:span></text:p>
      <text:p text:style-name="P29">QUANDO clicar no botão ‘editar’ no seu perfil</text:p>
      <text:p text:style-name="P29">E preencher ou retificar os campos visualizados</text:p>
      <text:p text:style-name="P29">QUANDO clicar no botão “gravar”</text:p>
      <text:p text:style-name="P18"><text:span text:style-name="T17">Cenário Feliz:</text:span><text:span text:style-name="T18">)</text:span> </text:p>
      <text:p text:style-name="P29">ENTÃO uma tela retornará informado que os dados foram gravados com sucesso</text:p>
      <text:p text:style-name="P51">Cenário <text:span text:style-name="T39">T</text:span>riste:<text:span text:style-name="T22">(</text:span></text:p>
      <text:p text:style-name="P84">ENTÃO <text:span text:style-name="T24">uma tela</text:span> retornará informando que o tipo de dado preenchido não corresponde ao solicitado ou que alguns campos não foram preenchidos.</text:p>
      <text:p text:style-name="P29"/>
      <text:p text:style-name="P93"><text:span text:style-name="T13">c)</text:span><text:span text:style-name="T9"> </text:span>Como professor eu quero filtrar o perfil dos alunos para que eu posso buscar candidatos por áreas de meu interesse.</text:p>
      <text:p text:style-name="P60"/>
      <text:p text:style-name="P16"><text:span text:style-name="T34">Cenário 3 </text:span><text:span text:style-name="T35">-</text:span><text:span text:style-name="T34"> </text:span><text:span text:style-name="T17">Background:</text:span> Começando a partir do formulário de pesquisa na página inicial</text:p>
      <text:p text:style-name="P10"><text:span text:style-name="T10">DADO</text:span> <text:span text:style-name="T10">que um professor quer consultar um perfil do aluno</text:span></text:p>
      <text:p text:style-name="P14">E insere sua área de interesse <text:span text:style-name="T16">no campo de busca</text:span></text:p>
      <text:p text:style-name="P39">E seleciona a Universidade e departamento</text:p>
      <text:p text:style-name="P14">QUANDO <text:span text:style-name="T47">clicar</text:span> <text:span text:style-name="T47">n</text:span>o botão “pesquisar” ou apertar a tecla enter</text:p>
      <text:p text:style-name="P19"><text:span text:style-name="T17">Cenário Feliz:</text:span><text:span text:style-name="T18">)</text:span> </text:p>
      <text:p text:style-name="P14">ENTÃO uma nova tela mostra o<text:span text:style-name="T22">s</text:span> resultado<text:span text:style-name="T22">s</text:span> da consulta contendo informações de diversos <text:span text:style-name="T24">perfis</text:span> <text:span text:style-name="T22">relacionados a sua busca</text:span>.</text:p>
      <text:p text:style-name="P52">Cenário <text:span text:style-name="T39">T</text:span>riste:<text:span text:style-name="T22">(</text:span></text:p>
      <text:p text:style-name="P82">ENTÃO <text:span text:style-name="T22">uma nova tela mostra que nenhum resultado foi encontrado.</text:span></text:p>
      <text:p text:style-name="P3"/>
      <text:p text:style-name="P93"><text:span text:style-name="T13">d)</text:span><text:span text:style-name="T9"> </text:span>Como aluno eu quero visualizar os projetos de pesquisas de uma determinada área para que eu possa verificar se <text:span text:style-name="T24">a</text:span> linha de pesquisa se <text:span text:style-name="T24">adequá</text:span> ao meu interesse.</text:p>
      <text:p text:style-name="P62"/>
      <text:p text:style-name="P16"><text:span text:style-name="T34">Cenário 4 </text:span><text:span text:style-name="T17">- Background:</text:span> Começando a partir do formulário de pesquisa na página inicial</text:p>
      <text:p text:style-name="P12"><text:span text:style-name="T19">DADO</text:span> <text:span text:style-name="T10">que um aluno quer consultar projetos de pesquisa de uma determinada área</text:span></text:p>
      <text:p text:style-name="P66">ENTÃO <text:span text:style-name="T26">ele seleciona a Universidade e o departamento </text:span></text:p>
      <text:p text:style-name="P15"><text:span text:style-name="T17">QUANDO</text:span> apertar o botão “pesquisar” ou apertar a tecla enter</text:p>
      <text:p text:style-name="P23"><text:span text:style-name="T17">Cenário Feliz:</text:span><text:span text:style-name="T18">)</text:span> </text:p>
      <text:p text:style-name="P15"><text:span text:style-name="T17">ENTÃO</text:span> uma nova tela mostra o<text:span text:style-name="T22">s</text:span> resultado<text:span text:style-name="T22">s</text:span> da consulta contendo informações de diversos <text:span text:style-name="T46">projetos</text:span> <text:span text:style-name="T22">relacionados a sua busca</text:span>.</text:p>
      <text:p text:style-name="P57">Cenário <text:span text:style-name="T39">T</text:span>riste:<text:span text:style-name="T22">(</text:span></text:p>
      <text:p text:style-name="P83"><text:span text:style-name="T17">ENTÃO</text:span> <text:span text:style-name="T22">uma nova tela mostra que nenhum resultado foi encontrado.</text:span></text:p>
      <text:p text:style-name="P3"/>
      <text:p text:style-name="P98"><text:span text:style-name="T11">e)</text:span> Como professor eu quero poder cadastrar meus projetos de extensão para que eu possa especificar seus detalhes, bem como valor da bolsa, área de pesquisa e requisitos.</text:p>
      <text:p text:style-name="P60"/>
      <text:p text:style-name="P16"><text:span text:style-name="T34">Cenário 5 </text:span><text:span text:style-name="T35">-</text:span><text:span text:style-name="T34"> </text:span><text:span text:style-name="T17">Background:</text:span> Começando a partir <text:span text:style-name="T23">do login realizado pelo professor</text:span></text:p>
      <text:p text:style-name="P25">DADO que um <text:span text:style-name="T24">professor</text:span> que<text:span text:style-name="T24">r incluir novos projetos vinculados ao seu perfil</text:span></text:p>
      <text:p text:style-name="P30"><text:soft-page-break/>QUANDO clicar no botão ‘editar’ no seu perfil</text:p>
      <text:p text:style-name="P33">ENTÃO aparecerá na tela <text:span text:style-name="T25">de edição </text:span>um <text:span text:style-name="T25">botão de “+” para incluir novos projetos</text:span></text:p>
      <text:p text:style-name="P30">QUANDO <text:span text:style-name="T25">preencher as informações relacionados ao novo projeto</text:span></text:p>
      <text:p text:style-name="P34">E clicar no botão “gravar”</text:p>
      <text:p text:style-name="P19"><text:span text:style-name="T17">Cenário Feliz:</text:span><text:span text:style-name="T18">)</text:span> </text:p>
      <text:p text:style-name="P30">ENTÃO uma tela retornará informado que <text:span text:style-name="T25">o novo projeto foi </text:span>gravado com sucesso</text:p>
      <text:p text:style-name="P52">Cenário <text:span text:style-name="T39">T</text:span>riste:<text:span text:style-name="T22">(</text:span></text:p>
      <text:p text:style-name="P85">ENTÃO <text:span text:style-name="T24">uma tela</text:span> retornará informando que o tipo de dado preenchido não corresponde ao solicitado ou que alguns campos não foram preenchidos.</text:p>
      <text:p text:style-name="P5"/>
      <text:p text:style-name="P95"/>
      <text:p text:style-name="P92"><text:span text:style-name="T11">f)</text:span> Como aluno eu quero me cadastrar no sistema para que eu possa procurar projetos de extensão, iniciação científica e áreas de pesquisa.</text:p>
      <text:p text:style-name="P61"/>
      <text:p text:style-name="P16"><text:span text:style-name="T34">Cenário 6 </text:span><text:span text:style-name="T35">-</text:span><text:span text:style-name="T34"> </text:span><text:span text:style-name="T17">Background:</text:span> Começando a partir <text:span text:style-name="T40">da pagina inicial</text:span></text:p>
      <text:p text:style-name="P26"><text:span text:style-name="T17">DADO</text:span> que um aluno que<text:span text:style-name="T39">r cadastrar seu perfil no sistema</text:span> </text:p>
      <text:p text:style-name="P31"><text:span text:style-name="T17">QUANDO</text:span> clicar no botão ‘registrar-se’ no canto superior direito da página</text:p>
      <text:p text:style-name="P35"><text:span text:style-name="T17">ENTÃO</text:span> aparecerá uma tela com um formulário de cadastro contendo os campos a serem preenchidos</text:p>
      <text:p text:style-name="P35"><text:span text:style-name="T17">QUANDO</text:span> preencher todas as informações solicitadas</text:p>
      <text:p text:style-name="P35"><text:span text:style-name="T17">E</text:span> clicar no botão “gravar”</text:p>
      <text:p text:style-name="P20"><text:span text:style-name="T17">Cenário Feliz:</text:span><text:span text:style-name="T18">)</text:span> </text:p>
      <text:p text:style-name="P31"><text:span text:style-name="T17">ENTÃO</text:span> uma tela retornará informado que <text:span text:style-name="T39">o seu perfil foi cadastrado com</text:span> sucesso</text:p>
      <text:p text:style-name="P53">Cenário triste:<text:span text:style-name="T22">(</text:span></text:p>
      <text:p text:style-name="P86"><text:span text:style-name="T17">ENTÃO</text:span> <text:span text:style-name="T24">uma tela</text:span> retornará informando que o tipo de dado preenchido não corresponde ao solicitado ou que alguns campos não foram preenchidos <text:span text:style-name="T39">ou que o perfil cadastrado já existe.</text:span></text:p>
      <text:p text:style-name="P5"/>
      <text:p text:style-name="P92"><text:span text:style-name="T11">g)</text:span> Como professor eu quero me cadastrar no sistema para que eu possa divulgar meus projetos de extensão, iniciação científica e áreas de pesquisa.</text:p>
      <text:p text:style-name="P5"/>
      <text:p text:style-name="P16"><text:span text:style-name="T34">Cenário 7 </text:span><text:span text:style-name="T35">-</text:span><text:span text:style-name="T34"> </text:span><text:span text:style-name="T17">Background:</text:span> Começando a partir <text:span text:style-name="T40">da página inicial</text:span></text:p>
      <text:p text:style-name="P27"><text:span text:style-name="T17">DADO</text:span> que um <text:span text:style-name="T40">professor</text:span> que<text:span text:style-name="T39">r cadastrar seu perfil no sistema</text:span> </text:p>
      <text:p text:style-name="P32"><text:span text:style-name="T17">QUANDO</text:span> clicar no botão ‘registrar-se’ no canto superior direito da página</text:p>
      <text:p text:style-name="P36"><text:span text:style-name="T17">ENTÃO</text:span> aparecerá uma tela com um formulário de cadastro contendo os campos a serem preenchidos</text:p>
      <text:p text:style-name="P36"><text:span text:style-name="T17">QUANDO</text:span> preencher todas as informações solicitadas</text:p>
      <text:p text:style-name="P36"><text:span text:style-name="T17">E</text:span> clicar no botão “gravar”</text:p>
      <text:p text:style-name="P21"><text:span text:style-name="T17">Cenário Feliz:</text:span><text:span text:style-name="T18">)</text:span> </text:p>
      <text:p text:style-name="P32"><text:span text:style-name="T17">ENTÃO</text:span> uma tela retornará informado que <text:span text:style-name="T39">o seu perfil foi cadastrado com</text:span> sucesso</text:p>
      <text:p text:style-name="P54">Cenário triste:<text:span text:style-name="T22">(</text:span></text:p>
      <text:p text:style-name="P87"><text:span text:style-name="T17">ENTÃO</text:span> <text:span text:style-name="T24">uma tela</text:span> retornará informando que o tipo de dado preenchido não corresponde ao solicitado ou que alguns campos não foram preenchidos <text:span text:style-name="T39">ou que o perfil cadastrado já existe.</text:span></text:p>
      <text:p text:style-name="P5"/>
      <text:p text:style-name="P92"><text:span text:style-name="T11">h)</text:span> Como usuário do sistema eu quero entrar para visualizar projetos e perfis independentemente de efetuar cadastro e login.</text:p>
      <text:p text:style-name="P5"/>
      <text:p text:style-name="P16"><text:span text:style-name="T34">Cenário 8 </text:span><text:span text:style-name="T17">- Background:</text:span> Começando a partir <text:span text:style-name="T40">da página inicial</text:span></text:p>
      <text:p text:style-name="P28"><text:span text:style-name="T17">DADO</text:span> que um <text:span text:style-name="T41">usuário do sistema, professor ou aluno, quer visualizar projetos e perfis no sistema.</text:span></text:p>
      <text:p text:style-name="P38">QUANDO selecionar se é professor ou aluno na caixa de seleção “podemos começar?”</text:p>
      <text:p text:style-name="P38"><text:soft-page-break/>E selecionar a Universidades e depois clicar no botão “entrar” ou teclar enter</text:p>
      <text:p text:style-name="P37"><text:span text:style-name="T17">ENTÃO</text:span> aparecerá uma tela <text:span text:style-name="T42">de visualização</text:span> <text:span text:style-name="T42">contendo</text:span> <text:span text:style-name="T42">os</text:span> <text:span text:style-name="T42">departamentos da Universidade selecionada</text:span></text:p>
      <text:p text:style-name="P37"><text:span text:style-name="T17">QUANDO</text:span> <text:span text:style-name="T42">o usuário selecionar o departamento desejado</text:span></text:p>
      <text:p text:style-name="P22"><text:span text:style-name="T17">Cenário Feliz:</text:span><text:span text:style-name="T18">)</text:span> </text:p>
      <text:p text:style-name="P38">ENTÃO aparecerá uma outra tela de visualização contendo os perfis dos usuários do sistema que poderão ser consultados.</text:p>
      <text:p text:style-name="P55">Cenário triste:<text:span text:style-name="T22">(</text:span></text:p>
      <text:p text:style-name="P88">ENTÃO aparecerá uma outra tela de visualização informando que não há perfis cadastrados no departamento.</text:p>
      <text:p text:style-name="P5"/>
      <text:p text:style-name="P5"><text:span text:style-name="T11">i)</text:span> <text:span text:style-name="T43">Como professor ou aluno cadastrado eu quero poder realizar o login no sistema somente informando o e-mail e senha.</text:span></text:p>
      <text:p text:style-name="P63"/>
      <text:p text:style-name="P16"><text:span text:style-name="T34">Cenário 9 </text:span><text:span text:style-name="T17">- Background:</text:span> Começando a partir d<text:span text:style-name="T45">a</text:span> <text:span text:style-name="T44">tela de login</text:span></text:p>
      <text:p text:style-name="P11"><text:span text:style-name="T19">DADO</text:span> <text:span text:style-name="T10">que um professor ou aluno cadastrado no sistema queira logar</text:span></text:p>
      <text:p text:style-name="P89">QUANDO preencher os dados de e-mail e senha na caixa do login</text:p>
      <text:p text:style-name="P89">E clica no botão “login”</text:p>
      <text:p text:style-name="P64">Cenário Feliz:)</text:p>
      <text:p text:style-name="P89"><text:span text:style-name="T17">ENTÃO</text:span> o sistema autêntica os dados enviados do usuário logando-o</text:p>
      <text:p text:style-name="P56">Cenário triste:<text:span text:style-name="T22">(</text:span></text:p>
      <text:p text:style-name="P64">ENTÃO <text:span text:style-name="T26">na mesma página retorna uma mensagem dizendo que o usuário não está cadastrado ou senha e e-mail estão incorretos</text:span></text:p>
      <text:p text:style-name="P8"/>
      <text:p text:style-name="P67"><text:span text:style-name="T33">j</text:span><text:span text:style-name="T32">)</text:span><text:span text:style-name="T26"> </text:span><text:span text:style-name="T31">Como aluno eu quero fazer o upload do meu curriculum para que os professores possam baixá-lo.</text:span></text:p>
      <text:p text:style-name="P103"/>
      <text:p text:style-name="P16"><text:span text:style-name="T34">Cenário 10 </text:span><text:span text:style-name="T17">- Background:</text:span> Começando a partir d<text:span text:style-name="T45">a</text:span> <text:span text:style-name="T44">tela do perfil do aluno selecionado</text:span></text:p>
      <text:p text:style-name="P41"><text:span text:style-name="T17">DADO</text:span> que um professor quer baixar o curriculum de um aluno</text:p>
      <text:p text:style-name="P41"><text:span text:style-name="T17">QUANDO</text:span> <text:span text:style-name="T54">clicar no link de download</text:span></text:p>
      <text:p text:style-name="P45">E confirmar o download</text:p>
      <text:p text:style-name="P65">Cenário Feliz:)</text:p>
      <text:p text:style-name="P45"><text:span text:style-name="T17">ENTÃO</text:span> o arquivo em pdf do curriculum do aluno será baixado para máquina do professor</text:p>
      <text:p text:style-name="P58">Cenário triste:<text:span text:style-name="T22">(</text:span></text:p>
      <text:p text:style-name="P68">ENTÃO <text:span text:style-name="T27">o sistema vai informar que o arquivo está indisponível</text:span><text:span text:style-name="T55"> </text:span></text:p>
      <text:p text:style-name="P41"/>
      <text:p text:style-name="P94"><text:span text:style-name="T11">l)</text:span> Como professor eu quero receber feeds de perfis de alunos que tenham perfil relacionado ao meu projeto de pesquisa.</text:p>
      <text:p text:style-name="P102"/>
      <text:p text:style-name="P106"><text:span text:style-name="T34">Cenário 11 –</text:span><text:span text:style-name="T35"> </text:span><text:span text:style-name="T21">Background: </text:span><text:span text:style-name="T36">Começando </text:span><text:span text:style-name="T37">a partir do momento que o professor esteja logado</text:span></text:p>
      <text:p text:style-name="P108"><text:span text:style-name="T17">DADO </text:span><text:span text:style-name="T29">que haja perfis de alunos cadastrados no sistema</text:span></text:p>
      <text:p text:style-name="P112"><text:span text:style-name="T17">QUANDO </text:span><text:span text:style-name="T26">o professor estiver navegando no sistema</text:span></text:p>
      <text:p text:style-name="P112"><text:span text:style-name="T17">ENTÃO </text:span><text:span text:style-name="T26">aparecerá feed de perfis de alunos relacionados ao seu projeto de pesquisa</text:span></text:p>
      <text:p text:style-name="P110"><text:span text:style-name="T17"/></text:p>
      <text:p text:style-name="P94"><text:span text:style-name="T11">m)</text:span> Como aluno eu quero receber feeds de projetos de professores que tenham projetos relacionados à minha área de interesse</text:p>
      <text:p text:style-name="P102"/>
      <text:p text:style-name="P107"><text:span text:style-name="T34">Cenário 12 –</text:span><text:span text:style-name="T21">Background: </text:span><text:span text:style-name="T36">Começando </text:span><text:span text:style-name="T37">a partir do momento que o </text:span><text:span text:style-name="T38">aluno</text:span><text:span text:style-name="T37"> esteja logado</text:span></text:p>
      <text:p text:style-name="P109"><text:span text:style-name="T17">DADO </text:span><text:span text:style-name="T29">que haja </text:span><text:span text:style-name="T30">projetos de professores </text:span><text:span text:style-name="T29">cadastrados no sistema</text:span></text:p>
      <text:p text:style-name="P109"><text:span text:style-name="T17">QUANDO </text:span><text:span text:style-name="T29">o </text:span><text:span text:style-name="T30">aluno</text:span><text:span text:style-name="T29"> estiver navegando no sistema</text:span></text:p>
      <text:p text:style-name="P111"><text:span text:style-name="T17">ENTÃO </text:span><text:span text:style-name="T29">aparecerá feed </text:span><text:span text:style-name="T30">de projetos de professores</text:span><text:span text:style-name="T29"> relacionados a </text:span><text:span text:style-name="T30">sua área de interesse</text:span></text:p>
      <text:p text:style-name="P3"/>
      <text:p text:style-name="P48"><text:soft-page-break/>5) Calculou os pontos e velocidade</text:p>
      <text:p text:style-name="P77">https://trello.com/b/pFam26um</text:p>
      <text:p text:style-name="P78">Total de pontos: 25</text:p>
      <text:p text:style-name="P78">Cronograma: 2 meses e meio = 10 semanas</text:p>
      <text:p text:style-name="P78">Sprint = 2 semanas</text:p>
      <text:p text:style-name="P49"/>
      <text:p text:style-name="P49">6) Atingiu um mínimo produto viável (o sistema é funcional e poderia iniciar em produção)</text:p>
      <text:p text:style-name="P69">SIM</text:p>
      <text:p text:style-name="P49"/>
      <text:p text:style-name="P49"/>
      <text:p text:style-name="P49">7) Apresentou as tarefas feitas e o backlog</text:p>
      <text:p text:style-name="P79">https://github.com/gabrieltomazz/unio/projects/1</text:p>
      <text:p text:style-name="P49"/>
      <text:p text:style-name="P49"/>
      <text:p text:style-name="P49">8) Apresentou o planejamento das iterações e resultados</text:p>
      <text:p text:style-name="P78">https://github.com/gabrieltomazz/unio/milestones</text:p>
      <text:p text:style-name="P49"/>
      <text:p text:style-name="P49"/>
      <text:p text:style-name="P49">9) Protótipos Lo-FI UI (low-fidelity) - <text:span text:style-name="T51">OK</text:span></text:p>
      <text:p text:style-name="P70">https://www.draw.io/#Hgabrieltomazz%2Funio%2Fmaster%2FUnio%20Pages.xml</text:p>
      <text:p text:style-name="P49"/>
      <text:p text:style-name="P49"/>
      <text:p text:style-name="P49">10) Storyboards - <text:span text:style-name="T51">OK</text:span></text:p>
      <text:p text:style-name="P70">https://www.draw.io/#Hgabrieltomazz%2Funio%2Fmaster%2FUnio%20Pages.xml</text:p>
      <text:p text:style-name="P49"/>
      <text:p text:style-name="P49"/>
      <text:p text:style-name="P49">11) Apresentou uma matriz de rastreabilidade entre cenários e histórias de usuários</text:p>
      <text:p text:style-name="P75"><draw:frame draw:style-name="fr1" draw:name="Objeto1" text:anchor-type="paragraph" svg:x="0.51cm" svg:y="0.482cm" svg:width="7.557cm" svg:height="6.51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5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12) Apresentou testes de unidade</text:p>
      <text:p text:style-name="P71">Welton / <text:span text:style-name="T48">Gabriel / Heron</text:span></text:p>
      <text:p text:style-name="P49"/>
      <text:p text:style-name="P49">13) Apresentou cobertura dos testes de unidade</text:p>
      <text:p text:style-name="P73">Welton / <text:span text:style-name="T48">Gabriel / Heron</text:span></text:p>
      <text:p text:style-name="P49"/>
      <text:p text:style-name="P49">14) Apresentou os testes de validação <text:span text:style-name="T49">(ver com professor)</text:span></text:p>
      <text:p text:style-name="P73">Welton / <text:span text:style-name="T48">Gabriel <text:s/>/ Heron</text:span></text:p>
      <text:p text:style-name="P75"><text:soft-page-break/>teste de requisição</text:p>
      <text:p text:style-name="P49"/>
      <text:p text:style-name="P49">15) Apresentou a execução dos testes</text:p>
      <text:p text:style-name="P72">Welton / <text:span text:style-name="T48">Gabriel</text:span></text:p>
      <text:p text:style-name="P49"/>
      <text:p text:style-name="P49">16) Apresentou relatório de experiência no uso das técnicas e se foi utilizada algum além de XP.</text:p>
      <text:p text:style-name="P74">Daniel / <text:span text:style-name="T51">Heron</text:span></text:p>
      <text:p text:style-name="P49"/>
      <text:p text:style-name="P96">Apresentar por tópicos</text:p>
      <text:p text:style-name="P49">17) Apresentou decisões de projeto e spikes (Ex: porque fazer e porque não fazer, testes de decisão, etc)</text:p>
      <text:p text:style-name="P74">Daniel / Gabriel / <text:span text:style-name="T51">Heron</text:span></text:p>
      <text:p text:style-name="P74"/>
      <text:p text:style-name="P75">Apresentar por tópicos</text:p>
      <text:p text:style-name="P49"/>
      <text:p text:style-name="P49"/>
      <text:p text:style-name="P105"><text:span text:style-name="T56">Definição: </text:span>Um spike é uma curta investigação dentro de uma técnica ou um problema que a equipe deseja explorar antes de começar a programar seriamente. Um exemplo seria um “spike” para algoritmos de recomendação. Depois que um spike é feito, o seu código precisa ser jogado fora. O spike permite que você saiba qual abordagem você decidiu seguir; agora você deve escrevê-la corretamente.</text:p>
      <text:p text:style-name="P105"/>
      <text:p text:style-name="P49"/>
      <text:p text:style-name="P49">18) Apresentou lições aprendidas</text:p>
      <text:p text:style-name="P76">TUDO MUNDO</text:p>
      <text:p text:style-name="P74"/>
      <text:p text:style-name="P75">Apresentar por tópicos</text:p>
      <text:p text:style-name="P49"/>
      <text:p text:style-name="P49">19) Apresentou aceite do cliente para o MVP</text:p>
      <text:p text:style-name="P74">SIM</text:p>
      <text:p text:style-name="P74"/>
      <text:p text:style-name="P90">20) Fazer apresentação:</text:p>
      <text:p text:style-name="P76">GER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20:19:48.970000000</meta:creation-date>
    <dc:date>2017-11-23T22:11:20.053000000</dc:date>
    <meta:editing-duration>PT6H28M29S</meta:editing-duration>
    <meta:editing-cycles>56</meta:editing-cycles>
    <meta:generator>LibreOffice/5.4.0.3$Windows_x86 LibreOffice_project/7556cbc6811c9d992f4064ab9287069087d7f62c</meta:generator>
    <meta:document-statistic meta:table-count="0" meta:image-count="0" meta:object-count="1" meta:page-count="6" meta:paragraph-count="165" meta:word-count="1804" meta:character-count="11398" meta:non-whitespace-character-count="97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7.99mm" fo:break-before="auto" style:use-optimal-row-height="false"/>
    </style:style>
    <style:style style:name="ro2" style:family="table-row">
      <style:table-row-properties style:row-height="24.34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color="#fffff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color="#ffffff"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5"/>
        <table:table-column table:style-name="co2" table:number-columns-repeated="12" table:default-cell-style-name="ce18"/>
        <table:table-row table:style-name="ro1">
          <table:table-cell table:style-name="ce13" office:value-type="string" calcext:value-type="string" table:number-columns-spanned="13" table:number-rows-spanned="1">
            <text:p>Matriz de Rastreabilidade</text:p>
            <text:p/>
            <text:p>Projeto Unio</text:p>
          </table:table-cell>
          <table:covered-table-cell table:number-columns-repeated="12" table:style-name="ce16"/>
        </table:table-row>
        <table:table-row table:style-name="ro2">
          <table:table-cell table:style-name="ce14"/>
          <table:table-cell table:style-name="ce17" office:value-type="string" calcext:value-type="string">
            <text:p>História A</text:p>
          </table:table-cell>
          <table:table-cell table:style-name="ce17" office:value-type="string" calcext:value-type="string">
            <text:p>História B</text:p>
          </table:table-cell>
          <table:table-cell table:style-name="ce17" office:value-type="string" calcext:value-type="string">
            <text:p>História C</text:p>
          </table:table-cell>
          <table:table-cell table:style-name="ce17" office:value-type="string" calcext:value-type="string">
            <text:p>História D</text:p>
          </table:table-cell>
          <table:table-cell table:style-name="ce17" office:value-type="string" calcext:value-type="string">
            <text:p>História E</text:p>
          </table:table-cell>
          <table:table-cell table:style-name="ce17" office:value-type="string" calcext:value-type="string">
            <text:p>História F</text:p>
          </table:table-cell>
          <table:table-cell table:style-name="ce17" office:value-type="string" calcext:value-type="string">
            <text:p>História G</text:p>
          </table:table-cell>
          <table:table-cell table:style-name="ce17" office:value-type="string" calcext:value-type="string">
            <text:p>História H</text:p>
          </table:table-cell>
          <table:table-cell table:style-name="ce17" office:value-type="string" calcext:value-type="string">
            <text:p>História I</text:p>
          </table:table-cell>
          <table:table-cell table:style-name="ce17" office:value-type="string" calcext:value-type="string">
            <text:p>História J</text:p>
          </table:table-cell>
          <table:table-cell table:style-name="ce17" office:value-type="string" calcext:value-type="string">
            <text:p>História L</text:p>
          </table:table-cell>
          <table:table-cell table:style-name="ce17" office:value-type="string" calcext:value-type="string">
            <text:p>História M</text:p>
          </table:table-cell>
        </table:table-row>
        <table:table-row table:style-name="ro3">
          <table:table-cell office:value-type="string" calcext:value-type="string">
            <text:p>Cenário 0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enário 02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enário 0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enário 0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enário 0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enário 0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enário 07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enário 08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enário 09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enário 1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enário 11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Cenário 12</text:p>
          </table:table-cell>
          <table:table-cell table:number-columns-repeated="11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3">00/00/0000</text:date>, <text:time style:data-style-name="N2" text:time-value="21:28:20.46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